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adornments="Normal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6cm" fo:min-width="4.27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464cm" fo:min-width="4.27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7cm" fo:min-width="4.098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.816cm" fo:min-width="4.4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3.994cm" fo:min-width="4.098cm" loext:decorative="false"/>
    </style:style>
    <style:style style:name="gr6" style:family="graphic" style:parent-style-name="standard">
      <style:graphic-properties draw:fill="solid" draw:fill-color="#ffbf00" draw:opacity-name="Transparency_20_1" draw:textarea-horizontal-align="justify" draw:textarea-vertical-align="middle" draw:auto-grow-height="false" fo:min-height="1.5cm" fo:min-width="1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051cm" loext:decorative="false"/>
      <style:paragraph-properties style:writing-mode="lr-tb"/>
    </style:style>
    <style:style style:name="gr9" style:family="graphic" style:parent-style-name="objectwithoutfill">
      <style:graphic-properties draw:textarea-vertical-align="middle" draw:auto-grow-height="false" fo:min-height="0.348cm" fo:min-width="1.331cm" loext:decorative="false"/>
    </style:style>
    <style:style style:name="gr10" style:family="graphic" style:parent-style-name="objectwithoutfill">
      <style:graphic-properties draw:textarea-vertical-align="middle" draw:auto-grow-height="false" fo:min-height="0.348cm" fo:min-width="1.33cm" loext:decorative="false"/>
    </style:style>
    <style:style style:name="P1" style:family="paragraph">
      <style:paragraph-properties fo:text-align="center"/>
      <style:text-properties style:text-outline="true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style:text-outline="true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fbf00" draw:opacity-name="Transparency_20_1"/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text-outline="true" fo:font-weight="bold" style:font-weight-asian="bold" style:font-weight-complex="bold"/>
    </style:style>
    <style:style style:name="P9" style:family="paragraph">
      <style:text-properties style:text-outline="true" fo:text-shadow="1pt 1pt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text-outline="true" fo:font-size="28pt" fo:text-shadow="1pt 1pt" style:text-underline-style="solid" style:text-underline-width="auto" style:text-underline-color="font-color" fo:font-weight="bold" fo:background-color="#000000" style:font-size-asian="28pt" style:font-weight-asian="bold" style:font-size-complex="28pt" style:font-weight-complex="bold"/>
    </style:style>
    <style:style style:name="T1" style:family="text">
      <style:text-properties style:text-outline="tru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true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75cm" svg:height="5.75cm" svg:x="1cm" svg:y="8.75cm">
          <text:p text:style-name="P1"><text:span text:style-name="T1">REQUISI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75cm" svg:height="5.75cm" svg:x="7cm" svg:y="6cm">
          <text:p text:style-name="P1"><text:span text:style-name="T1">ANÁLI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75cm" svg:height="5.25cm" svg:x="12.75cm" svg:y="9cm">
          <svg:title>IMPLEMENTACIÓN</svg:title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5cm" svg:height="6.25cm" svg:x="13.2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7cm" svg:height="5.75cm" svg:x="7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.5cm" svg:height="6cm" svg:x="1.2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75cm" svg:height="1.75cm" svg:x="9.5cm" svg:y="4.75cm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1.75cm" svg:x="1.5cm" svg:y="8.2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1.75cm" svg:x="18cm" svg:y="8.5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1.75cm" svg:x="18cm" svg:y="14.25cm">
          <text:p text:style-name="P5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1.75cm" svg:x="9.75cm" svg:y="22.5cm">
          <text:p text:style-name="P5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1.75cm" svg:x="1.5cm" svg:y="19.25cm">
          <text:p text:style-name="P5"><text:span text:style-name="T2">6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7cm" svg:height="1.75cm" svg:x="13cm" svg:y="11.25cm">
          <draw:text-box>
            <text:p text:style-name="P7"><text:span text:style-name="T1">IMPLEMENTACIÓN</text:span></text:p>
          </draw:text-box>
        </draw:frame>
        <draw:frame draw:style-name="gr8" draw:text-style-name="P10" draw:layer="layout" svg:width="18.25cm" svg:height="2.301cm" svg:x="2cm" svg:y="1.75cm">
          <draw:text-box>
            <text:p text:style-name="P9"><text:span text:style-name="T3">CICLO DE VIDA DE UN SOFTWARE</text:span></text:p>
          </draw:text-box>
        </draw:frame>
        <draw:frame draw:style-name="gr7" draw:text-style-name="P8" draw:layer="layout" svg:width="6.25cm" svg:height="1.75cm" svg:x="14cm" svg:y="17cm">
          <draw:text-box>
            <text:p text:style-name="P7"><text:span text:style-name="T1">INTEGRACIÓN</text:span></text:p>
          </draw:text-box>
        </draw:frame>
        <draw:frame draw:style-name="gr7" draw:text-style-name="P8" draw:layer="layout" svg:width="6.25cm" svg:height="1.75cm" svg:x="7.75cm" svg:y="19.5cm">
          <draw:text-box>
            <text:p text:style-name="P7"><text:span text:style-name="T1">OPERACIÓN Y MANTENIMIENTO</text:span></text:p>
          </draw:text-box>
        </draw:frame>
        <draw:frame draw:style-name="gr7" draw:text-style-name="P8" draw:layer="layout" svg:width="6.25cm" svg:height="1.75cm" svg:x="1.764cm" svg:y="16.705cm">
          <draw:text-box>
            <text:p text:style-name="P7"><text:span text:style-name="T1">RETIRADA Y FINALIZACIÓN</text:span></text:p>
          </draw:text-box>
        </draw:frame>
        <draw:custom-shape draw:style-name="gr9" draw:text-style-name="P4" draw:layer="layout" svg:width="2.091cm" svg:height="1.194cm" draw:transform="rotate (2.48499978898953) translate (7.77cm 11.472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091cm" svg:height="1.194cm" draw:transform="rotate (1.55439023182615) translate (3.772cm 15.481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091cm" svg:height="1.194cm" draw:transform="rotate (-2.34275545495199) translate (14.499cm 9.833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091cm" svg:height="1.194cm" draw:transform="rotate (-1.58615522421245) translate (17.226cm 13.409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091cm" svg:height="1.193cm" draw:transform="rotate (0.505621884302757) translate (5.749cm 19.206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091cm" svg:height="1.194cm" draw:transform="rotate (-0.493055513688399) translate (13.157cm 18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adornments="Normal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nux Biolinum G" fo:font-family="'Linux Biolinum G'" style:font-style-name="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0T10:28:32.031494000</meta:creation-date>
    <dc:date>2025-10-10T10:55:53.157053800</dc:date>
    <meta:editing-duration>PT16M17S</meta:editing-duration>
    <meta:editing-cycles>2</meta:editing-cycles>
    <meta:generator>LibreOffice/25.8.1.1$Windows_X86_64 LibreOffice_project/54047653041915e595ad4e45cccea684809c77b5</meta:generator>
    <meta:document-statistic meta:object-count="23"/>
  </office:meta>
</office:document-meta>
</file>